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Arial" svg:font-family="Arial, sans-serif"/>
    <style:font-face style:name="Mangal1" svg:font-family="Mangal"/>
    <style:font-face style:name="helvetica" svg:font-family="helvetica, arial, sans-serif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87c6d" officeooo:paragraph-rsid="00087c6d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087c6d" officeooo:paragraph-rsid="00087c6d"/>
    </style:style>
    <style:style style:name="P3" style:family="paragraph" style:parent-style-name="Standard">
      <style:text-properties fo:language="en" fo:country="US" fo:font-weight="normal" officeooo:rsid="00087c6d" officeooo:paragraph-rsid="00087c6d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language="en" fo:country="US" fo:font-weight="normal" officeooo:rsid="00087c6d" officeooo:paragraph-rsid="00087c6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n" fo:country="US" fo:font-weight="normal" officeooo:rsid="00087c6d" officeooo:paragraph-rsid="00087c6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87c6d" officeooo:paragraph-rsid="00087c6d" style:font-size-asian="12pt" style:font-weight-asian="normal" style:font-size-complex="12pt" style:font-weight-complex="normal"/>
    </style:style>
    <style:style style:name="T1" style:family="text">
      <style:text-properties style:font-name="Verdana"/>
    </style:style>
    <style:style style:name="T2" style:family="text">
      <style:text-properties style:font-name="Verdana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Vitalii (Vitalius) Parubochyi</text:span></text:p>
      <text:p text:style-name="P1"><text:span text:style-name="T2"/></text:p>
      <text:p text:style-name="P4"><text:span text:style-name="T1">C++/Qt Developer</text:span></text:p>
      <text:p text:style-name="P4"><text:span text:style-name="T1">Data Scientist</text:span></text:p>
      <text:p text:style-name="P4"><text:span text:style-name="T1">Software Architect</text:span></text:p>
      <text:p text:style-name="P6"><text:span text:style-name="T1">E-mail:<text:tab/>eddragonwolf@ukr.net, </text:span></text:p>
      <text:p text:style-name="P6"><text:span text:style-name="T1"><text:tab/><text:tab/>eddragonwolf@gmail.com, </text:span></text:p>
      <text:p text:style-name="P6"><text:span text:style-name="T1"><text:tab/><text:tab/>vitalius.parubochyi@vakoms.com.ua</text:span></text:p>
      <text:p text:style-name="P6"><text:span text:style-name="T1">Phone:<text:tab/>+380 (96) 645-34-09</text:span></text:p>
      <text:p text:style-name="P6"><text:span text:style-name="T1">Website:<text:tab/>http://eddragonwolf.github.io/ </text:span></text:p>
      <text:p text:style-name="P6"><text:span text:style-name="T1">LinkedIn:<text:tab/>http://ua.linkedin.com/in/vitaliusparubochyi</text:span></text:p>
      <text:p text:style-name="P6"><text:span text:style-name="T1">GitHub:<text:tab/>EDDragonWolf</text:span></text:p>
      <text:p text:style-name="P6"><text:span text:style-name="T1">Skype:<text:tab/>eddragonwolf</text:span></text:p>
      <text:p text:style-name="P6"><text:span text:style-name="T1">Facebook:<text:tab/>eddragonwolf</text:span></text:p>
      <text:p text:style-name="P3"><text:span text:style-name="T1"/></text:p>
      <text:p text:style-name="P3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pitch="variable" style:font-charset="x-symbol"/>
    <style:font-face style:name="Arial" svg:font-family="Arial, sans-serif"/>
    <style:font-face style:name="Mangal1" svg:font-family="Mangal"/>
    <style:font-face style:name="helvetica" svg:font-family="helvetica, arial, sans-serif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5:04:55.213000000</meta:creation-date>
    <dc:date>2016-05-06T15:29:00.378000000</dc:date>
    <meta:editing-duration>PT24M5S</meta:editing-duration>
    <meta:editing-cycles>1</meta:editing-cycles>
    <meta:document-statistic meta:table-count="0" meta:image-count="0" meta:object-count="0" meta:page-count="1" meta:paragraph-count="13" meta:word-count="27" meta:character-count="349" meta:non-whitespace-character-count="328"/>
    <meta:generator>LibreOffice/4.4.3.2$Windows_x86 LibreOffice_project/88805f81e9fe61362df02b9941de8e38a9b5fd16</meta:generator>
  </office:meta>
</office:document-meta>
</file>